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a23b" officeooo:paragraph-rsid="001ea23b"/>
    </style:style>
    <style:style style:name="P2" style:family="paragraph" style:parent-style-name="Standard">
      <style:text-properties officeooo:rsid="001f1679" officeooo:paragraph-rsid="001f16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gitignore</text:p>
      <text:p text:style-name="P2">test nr 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07:54:37.168000000</meta:creation-date>
    <dc:date>2024-12-26T08:01:21.904000000</dc:date>
    <meta:editing-duration>PT10S</meta:editing-duration>
    <meta:editing-cycles>2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2" meta:word-count="5" meta:character-count="23" meta:non-whitespace-character-count="20"/>
  </office:meta>
</office:document-meta>
</file>